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4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4) rotate (-1.55247036964896) translate (6.11979190983258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214) rotate (-2.1556561591382) translate (4.162640332617cm 3.407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04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71cm 6.95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7) rotate (-2.15652882376419) translate (6.8688736382087cm 7.214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27cm" svg:height="2.722cm" draw:transform="rotate (-1.55229583672376) translate (6.3902272733386cm 1.6024873129243cm)" svg:viewBox="0 0 928 2723" svg:d="M927 2666c-58-186-110-839-127-1205-18-364 5-940 13-1083 1-124-859-660-811-186 50 475 52 742 75 1224 24 482 16 756 39 1062 41 286 840 281 811 188z">
          <text:p/>
        </draw:path>
        <draw:path draw:style-name="gr1" draw:text-style-name="P1" draw:layer="layout" svg:width="0.903cm" svg:height="0.661cm" draw:transform="skewX (0.00122173047639602) rotate (-2.15687788961459) translate (6.6276401432272cm 1.758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4.3358244404367cm 1.917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8:00.177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